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1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1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zve_nokfb</text:p>
          </table:table-cell>
          <table:table-cell office:value-type="string" calcext:value-type="string">
            <text:p>zve_kfb</text:p>
          </table:table-cell>
          <table:table-cell office:value-type="string" calcext:value-type="string">
            <text:p>zve_abg_nokfb</text:p>
          </table:table-cell>
          <table:table-cell office:value-type="string" calcext:value-type="string">
            <text:p>zve_abg_kfb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5_tu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tax_nokfb</text:p>
          </table:table-cell>
          <table:table-cell office:value-type="string" calcext:value-type="string">
            <text:p>tax_kfb</text:p>
          </table:table-cell>
          <table:table-cell office:value-type="string" calcext:value-type="string">
            <text:p>tax_abg_nokfb</text:p>
          </table:table-cell>
          <table:table-cell office:value-type="string" calcext:value-type="string">
            <text:p>tax_abg_kfb</text:p>
          </table:table-cell>
          <table:table-cell table:style-name="ce2" office:value-type="string" calcext:value-type="string">
            <text:p>abgelt_st</text:p>
          </table:table-cell>
          <table:table-cell table:style-name="ce2" office:value-type="string" calcext:value-type="string">
            <text:p>abgelt_st_tu</text:p>
          </table:table-cell>
          <table:table-cell table:style-name="ce2" office:value-type="string" calcext:value-type="string">
            <text:p>soli_tu</text:p>
          </table:table-cell>
          <table:table-cell table:style-name="ce2" office:value-type="string" calcext:value-type="string">
            <text:p>sol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table:formula="of:=MAX(([.I2]-801)*0.25;0)" office:value-type="float" office:value="0" calcext:value-type="float">
            <text:p>0</text:p>
          </table:table-cell>
          <table:table-cell table:style-name="ce2" table:formula="of:=[.R2]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S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office:value-type="float" office:value="0" calcext:value-type="float">
            <text:p>0</text:p>
          </table:table-cell>
          <table:table-cell table:style-name="ce3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office:value-type="float" office:value="0" calcext:value-type="float">
            <text:p>0</text:p>
          </table:table-cell>
          <table:table-cell table:style-name="ce3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office:value-type="float" office:value="0" calcext:value-type="float">
            <text:p>0</text:p>
          </table:table-cell>
          <table:table-cell table:style-name="ce3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3]/12" office:value-type="float" office:value="0.226875" calcext:value-type="float">
            <text:p>0.23</text:p>
          </table:table-cell>
          <table:table-cell table:style-name="ce4" table:formula="of:=[.T3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office:value-type="float" office:value="0" calcext:value-type="float">
            <text:p>0</text:p>
          </table:table-cell>
          <table:table-cell table:style-name="ce3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office:value-type="float" office:value="0" calcext:value-type="float">
            <text:p>0</text:p>
          </table:table-cell>
          <table:table-cell table:style-name="ce3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office:value-type="float" office:value="0" calcext:value-type="float">
            <text:p>0</text:p>
          </table:table-cell>
          <table:table-cell table:style-name="ce3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4]/12" office:value-type="float" office:value="0.226875" calcext:value-type="float">
            <text:p>0.23</text:p>
          </table:table-cell>
          <table:table-cell table:style-name="ce4" table:formula="of:=[.T4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office:value-type="float" office:value="0" calcext:value-type="float">
            <text:p>0</text:p>
          </table:table-cell>
          <table:table-cell table:style-name="ce3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office:value-type="float" office:value="0" calcext:value-type="float">
            <text:p>0</text:p>
          </table:table-cell>
          <table:table-cell table:style-name="ce3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office:value-type="float" office:value="0" calcext:value-type="float">
            <text:p>0</text:p>
          </table:table-cell>
          <table:table-cell table:style-name="ce3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office:value-type="float" office:value="0" calcext:value-type="float">
            <text:p>0</text:p>
          </table:table-cell>
          <table:table-cell table:style-name="ce2" table:formula="of:=MAX(([.I5]-801)*0.25;0)" office:value-type="float" office:value="0" calcext:value-type="float">
            <text:p>0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4" table:formula="of:=[.U5]" office:value-type="float" office:value="0" calcext:value-type="float">
            <text:p>0.00</text:p>
          </table:table-cell>
          <table:table-cell table:style-name="ce4" table:formula="of:=MIN(0.055*([.O5]);MAX(0.2*([.O5]);972))/12 + (0.055*[.S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office:value-type="float" office:value="2700" calcext:value-type="float">
            <text:p>2700</text:p>
          </table:table-cell>
          <table:table-cell table:style-name="ce3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office:value-type="float" office:value="2700" calcext:value-type="float">
            <text:p>2700</text:p>
          </table:table-cell>
          <table:table-cell table:style-name="ce3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office:value-type="float" office:value="2972" calcext:value-type="float">
            <text:p>2972</text:p>
          </table:table-cell>
          <table:table-cell table:style-name="ce3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office:value-type="float" office:value="2972" calcext:value-type="float">
            <text:p>2972</text:p>
          </table:table-cell>
          <table:table-cell table:style-name="ce2" table:formula="of:=MAX(([.I6]-801)*0.25;0)" office:value-type="float" office:value="49.75" calcext:value-type="float">
            <text:p>49.75</text:p>
          </table:table-cell>
          <table:table-cell table:style-name="ce2" table:formula="of:=[.R6]" office:value-type="float" office:value="49.75" calcext:value-type="float">
            <text:p>49.75</text:p>
          </table:table-cell>
          <table:table-cell table:style-name="ce4" table:formula="of:=[.U6]" office:value-type="float" office:value="12.6030208333333" calcext:value-type="float">
            <text:p>12.60</text:p>
          </table:table-cell>
          <table:table-cell table:style-name="ce4" table:formula="of:=MIN(0.055*([.O6]);MAX(0.2*[.O6];972))/12 + (0.055*[.S6]/12)" office:value-type="float" office:value="12.6030208333333" calcext:value-type="float">
            <text:p>12.60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office:value-type="float" office:value="12950" calcext:value-type="float">
            <text:p>12950</text:p>
          </table:table-cell>
          <table:table-cell table:style-name="ce3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office:value-type="float" office:value="9830" calcext:value-type="float">
            <text:p>9830</text:p>
          </table:table-cell>
          <table:table-cell table:style-name="ce3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office:value-type="float" office:value="13985" calcext:value-type="float">
            <text:p>13985</text:p>
          </table:table-cell>
          <table:table-cell table:style-name="ce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office:value-type="float" office:value="10773" calcext:value-type="float">
            <text:p>10773</text:p>
          </table:table-cell>
          <table:table-cell table:style-name="ce2" table:formula="of:=MAX(([.I7]-801)*0.25;0)" office:value-type="float" office:value="424.75" calcext:value-type="float">
            <text:p>424.75</text:p>
          </table:table-cell>
          <table:table-cell table:style-name="ce2" table:formula="of:=[.R7]" office:value-type="float" office:value="424.75" calcext:value-type="float">
            <text:p>424.75</text:p>
          </table:table-cell>
          <table:table-cell table:style-name="ce4" table:formula="of:=[.U7]" office:value-type="float" office:value="47.0009375" calcext:value-type="float">
            <text:p>47.00</text:p>
          </table:table-cell>
          <table:table-cell table:style-name="ce4" table:formula="of:=MIN(0.055*([.O7]);MAX(0.2*[.O7];972))/12 + (0.055*[.S7]/12)" office:value-type="float" office:value="47.0009375" calcext:value-type="float">
            <text:p>47.00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table:formula="of:=MAX(([.I8]-801)*0.25;0)" office:value-type="float" office:value="0" calcext:value-type="float">
            <text:p>0</text:p>
          </table:table-cell>
          <table:table-cell table:style-name="ce2" table:formula="of:=[.R8]" office:value-type="float" office:value="0" calcext:value-type="float">
            <text:p>0</text:p>
          </table:table-cell>
          <table:table-cell table:style-name="ce4" table:formula="of:=[.U8]" office:value-type="float" office:value="306.9825" calcext:value-type="float">
            <text:p>306.98</text:p>
          </table:table-cell>
          <table:table-cell table:style-name="ce4" table:formula="of:=MIN(0.055*([.O8]);MAX(0.2*[.O8];972))/12 + (0.055*[.S8]/12)" office:value-type="float" office:value="306.9825" calcext:value-type="float">
            <text:p>306.98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 table:number-rows-repeated="17">
          <table:table-cell table:number-columns-repeated="29"/>
          <table:table-cell table:style-name="ce4"/>
          <table:table-cell table:number-columns-repeated="99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17:20:59.298365749</dc:date>
    <meta:editing-duration>PT1M55S</meta:editing-duration>
    <meta:editing-cycles>2</meta:editing-cycles>
    <meta:document-statistic meta:table-count="1" meta:cell-count="200" meta:object-count="0"/>
  </office:meta>
</office:document-meta>
</file>